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131313" loext:opacity="100%" officeooo:rsid="0019ccac" officeooo:paragraph-rsid="0019ccac"/>
    </style:style>
    <style:style style:name="P2" style:family="paragraph" style:parent-style-name="Standard">
      <style:text-properties fo:color="#131313" loext:opacity="100%" officeooo:paragraph-rsid="0019ccac"/>
    </style:style>
    <style:style style:name="P3" style:family="paragraph" style:parent-style-name="Standard">
      <style:text-properties fo:color="#131313" loext:opacity="100%" officeooo:paragraph-rsid="0019e831"/>
    </style:style>
    <style:style style:name="P4" style:family="paragraph" style:parent-style-name="Standard">
      <style:text-properties fo:color="#131313" loext:opacity="100%" officeooo:paragraph-rsid="001b1d25"/>
    </style:style>
    <style:style style:name="P5" style:family="paragraph" style:parent-style-name="Standard">
      <style:text-properties fo:color="#131313" loext:opacity="100%" officeooo:paragraph-rsid="001c6a9e"/>
    </style:style>
    <style:style style:name="P6" style:family="paragraph" style:parent-style-name="Standard">
      <style:text-properties fo:color="#131313" loext:opacity="100%" officeooo:paragraph-rsid="001e0bf0"/>
    </style:style>
    <style:style style:name="P7" style:family="paragraph" style:parent-style-name="Standard">
      <style:text-properties fo:color="#131313" loext:opacity="100%" officeooo:paragraph-rsid="001fbcec"/>
    </style:style>
    <style:style style:name="P8" style:family="paragraph" style:parent-style-name="Standard">
      <style:text-properties fo:color="#131313" loext:opacity="100%" officeooo:paragraph-rsid="001b1d25"/>
    </style:style>
    <style:style style:name="P9" style:family="paragraph" style:parent-style-name="Standard">
      <style:text-properties fo:color="#131313" loext:opacity="100%" officeooo:paragraph-rsid="001fbcec"/>
    </style:style>
    <style:style style:name="P10" style:family="paragraph" style:parent-style-name="Standard">
      <style:text-properties fo:color="#131313" loext:opacity="100%" officeooo:paragraph-rsid="00211d27"/>
    </style:style>
    <style:style style:name="P11" style:family="paragraph" style:parent-style-name="Standard">
      <style:text-properties fo:color="#131313" loext:opacity="100%" fo:font-weight="bold" officeooo:rsid="0023d413" officeooo:paragraph-rsid="0023d413" style:font-weight-asian="bold" style:font-weight-complex="bold"/>
    </style:style>
    <style:style style:name="P12" style:family="paragraph" style:parent-style-name="Standard">
      <style:text-properties fo:color="#131313" loext:opacity="100%" officeooo:paragraph-rsid="0021f060"/>
    </style:style>
    <style:style style:name="P13" style:family="paragraph" style:parent-style-name="Standard">
      <style:text-properties fo:color="#131313" loext:opacity="100%" officeooo:paragraph-rsid="0023d413"/>
    </style:style>
    <style:style style:name="P14" style:family="paragraph" style:parent-style-name="Standard">
      <style:text-properties fo:color="#131313" loext:opacity="100%" officeooo:paragraph-rsid="00248127"/>
    </style:style>
    <style:style style:name="P15" style:family="paragraph" style:parent-style-name="Standard">
      <style:text-properties fo:color="#131313" loext:opacity="100%" officeooo:paragraph-rsid="0025d905"/>
    </style:style>
    <style:style style:name="P16" style:family="paragraph" style:parent-style-name="Standard">
      <style:text-properties fo:color="#131313" loext:opacity="100%" officeooo:paragraph-rsid="0027d1c6"/>
    </style:style>
    <style:style style:name="P17" style:family="paragraph" style:parent-style-name="Standard">
      <style:text-properties fo:color="#131313" loext:opacity="100%" officeooo:paragraph-rsid="002982ee"/>
    </style:style>
    <style:style style:name="P18" style:family="paragraph" style:parent-style-name="Standard">
      <style:text-properties fo:color="#131313" loext:opacity="100%" officeooo:paragraph-rsid="0029adfd"/>
    </style:style>
    <style:style style:name="P19" style:family="paragraph" style:parent-style-name="Standard">
      <style:text-properties fo:color="#131313" loext:opacity="100%" officeooo:paragraph-rsid="002c9647"/>
    </style:style>
    <style:style style:name="P20" style:family="paragraph" style:parent-style-name="Standard">
      <style:text-properties fo:color="#131313" loext:opacity="100%" officeooo:paragraph-rsid="002c96b7"/>
    </style:style>
    <style:style style:name="T1" style:family="text">
      <style:text-properties fo:font-weight="bold" officeooo:rsid="0019ccac" style:font-weight-asian="bold" style:font-weight-complex="bold"/>
    </style:style>
    <style:style style:name="T2" style:family="text">
      <style:text-properties fo:font-weight="bold" officeooo:rsid="0019e831" style:font-weight-asian="bold" style:font-weight-complex="bold"/>
    </style:style>
    <style:style style:name="T3" style:family="text">
      <style:text-properties fo:font-weight="bold" officeooo:rsid="001b1d25" style:font-weight-asian="bold" style:font-weight-complex="bold"/>
    </style:style>
    <style:style style:name="T4" style:family="text">
      <style:text-properties fo:font-weight="bold" officeooo:rsid="001c6a9e" style:font-weight-asian="bold" style:font-weight-complex="bold"/>
    </style:style>
    <style:style style:name="T5" style:family="text">
      <style:text-properties fo:font-weight="bold" officeooo:rsid="001e0bf0" style:font-weight-asian="bold" style:font-weight-complex="bold"/>
    </style:style>
    <style:style style:name="T6" style:family="text">
      <style:text-properties fo:font-weight="bold" officeooo:rsid="001fbcec" style:font-weight-asian="bold" style:font-weight-complex="bold"/>
    </style:style>
    <style:style style:name="T7" style:family="text">
      <style:text-properties fo:font-weight="bold" officeooo:rsid="00211d27" style:font-weight-asian="bold" style:font-weight-complex="bold"/>
    </style:style>
    <style:style style:name="T8" style:family="text">
      <style:text-properties fo:font-weight="bold" officeooo:rsid="0021f060" style:font-weight-asian="bold" style:font-weight-complex="bold"/>
    </style:style>
    <style:style style:name="T9" style:family="text">
      <style:text-properties fo:font-weight="bold" officeooo:rsid="00248127" style:font-weight-asian="bold" style:font-weight-complex="bold"/>
    </style:style>
    <style:style style:name="T10" style:family="text">
      <style:text-properties fo:font-weight="bold" officeooo:rsid="0025d905" style:font-weight-asian="bold" style:font-weight-complex="bold"/>
    </style:style>
    <style:style style:name="T11" style:family="text">
      <style:text-properties fo:font-weight="bold" officeooo:rsid="0027d1c6" style:font-weight-asian="bold" style:font-weight-complex="bold"/>
    </style:style>
    <style:style style:name="T12" style:family="text">
      <style:text-properties fo:font-weight="bold" officeooo:rsid="002982ee" style:font-weight-asian="bold" style:font-weight-complex="bold"/>
    </style:style>
    <style:style style:name="T13" style:family="text">
      <style:text-properties fo:font-weight="bold" officeooo:rsid="0029adfd" style:font-weight-asian="bold" style:font-weight-complex="bold"/>
    </style:style>
    <style:style style:name="T14" style:family="text">
      <style:text-properties fo:font-weight="bold" officeooo:rsid="002c9647" style:font-weight-asian="bold" style:font-weight-complex="bold"/>
    </style:style>
    <style:style style:name="T15" style:family="text">
      <style:text-properties fo:font-weight="bold" officeooo:rsid="002c96b7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1d25" style:font-weight-asian="normal" style:font-weight-complex="normal"/>
    </style:style>
    <style:style style:name="T18" style:family="text">
      <style:text-properties fo:font-weight="normal" officeooo:rsid="001fbcec" style:font-weight-asian="normal" style:font-weight-complex="normal"/>
    </style:style>
    <style:style style:name="T19" style:family="text">
      <style:text-properties fo:font-weight="normal" officeooo:rsid="0021f06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MT 2015:</text:p>
      <text:p text:style-name="P1"/>
      <text:p text:style-name="P2"><text:span text:style-name="T1">Example 1: </text:span>Provided to YouTube by Universal Music Group Haydn: Die Schöpfung, Hob. XXI:2 / Dritter Teil: No. 31 Rezitativ: "O glücklich Paar, und glücklich immerfort" (Uriel) · Michael Schade · English Baroque Soloists · John Eliot Gardiner Haydn, J:: The Creation ℗ 1996 Deutsche Grammophon GmbH, Berlin Released on: 1996-01-01 Executive Producer: Peter Czornyj Producer: Karl-August Naegler Balance Engineer: Rainer Maillard Recording Engineer: Stephan Flock Videoscripteditor: Ludger Boeckenhoff Videoscripteditor: Martin Derner Composer: Joseph Haydn Lyricist: Gottfried van Swieten</text:p>
      <text:p text:style-name="P2"/>
      <text:p text:style-name="P3"><text:span text:style-name="T2">Example 2: </text:span>Provided to YouTube by Warner Classics Il barbiere di Siviglia, Act 1: "Oh cielo!" - "Nella stanza convien" (Conte, Figaro) · Vittorio Gui · Luigi Alva · Sesto Bruscantini Rossini: Il barbiere di Siviglia ℗ A Warner Classics release, ℗ 1963, 2002 Parlophone Records Limited Engineer: Christopher Parker Tenor Vocals: Luigi Alva Producer: Ronald Kinloch Anderson Orchestra: Royal Philharmonic Orchestra Baritone Vocals: Sesto Bruscantini Producer: Victor Olof Conductor: Vittorio Gui Composer: Gioachino Rossini</text:p>
      <text:p text:style-name="P3"/>
      <text:p text:style-name="P3"><text:span text:style-name="T2">Example 4: </text:span>Provided to YouTube by Universal Music Group Mozart: Le nozze di Figaro, K.492 / Act 2: Recitativo: “Quante buffonerie!” … “Chi picchia alla mia porta?” · Sonya Yoncheva · Christiane Karg · Angela Brower · Thomas Hampson · Jory Vinikour · Wolfgang Amadeus Mozart Mozart: Le nozze di Figaro, K.492 ℗ 2016 Deutsche Grammophon GmbH, Berlin Released on: 2016-07-01 Producer: Daniel Zalay Recording Engineer: Rainer Maillard Recording Second Engineer: Douglas Ward Composer: Wolfgang Amadeus Mozart Lyricist: Lorenzo Da Ponte Non Lyric Author: Pierre Augustin Caron de Beaumarchais</text:p>
      <text:p text:style-name="P3"/>
      <text:p text:style-name="P4"><text:span text:style-name="T3">Example 5b: </text:span><text:span text:style-name="T17">Provided to YouTube by Universal Music Group Handel: Serse, HWV 40 / Act I: "Frondi tenere" · Franco Fagioli · Il Pomo d'Oro · Maxim Emelyanychev Handel: Serse ℗ 2018 Deutsche Grammophon GmbH, Berlin Released on: 2018-11-02 Producer: Gesine Lübben Producer: Giulio D'Alessio Recording Producer, Producer: Jean-Daniel Noir Composer: George Frideric Handel Author, Original Text Author: Silvio Stampiglia Original Text Author, Author: Nicolo Minato</text:span></text:p>
      <text:p text:style-name="P4"/>
      <text:p text:style-name="P4"><text:span text:style-name="T3">Example 5c: </text:span>Provided to YouTube by Universal Music Group Handel: Serse, HWV 40 / Act I: "Quel canto a un bel amor" · Franco Fagioli · Vivica Genaux · Il Pomo d'Oro · Maxim Emelyanychev Handel: Serse ℗ 2018 Deutsche Grammophon GmbH, Berlin Released on: 2018-11-02 Producer: Gesine Lübben Producer: Giulio D'Alessio Producer, Recording Producer: Jean-Daniel Noir Composer: George Frideric Handel Author, Original Text Author: Silvio Stampiglia Author, Original Text Author: Nicolo Minato</text:p>
      <text:p text:style-name="P4"/>
      <text:p text:style-name="P5"><text:span text:style-name="T4">Example 5d: </text:span>Provided to YouTube by Universal Music Group Handel: Serse, HWV 40 / Act I: "Al fin sarete sposa" · Francesca Aspromonte · Inga Kalna · Il Pomo d'Oro · Maxim Emelyanychev Handel: Serse ℗ 2018 Deutsche Grammophon GmbH, Berlin Released on: 2018-11-02 Producer: Gesine Lübben Producer: Giulio D'Alessio Producer, Recording Producer: Jean-Daniel Noir Composer: George Frideric Handel Original Text Author, Author: Silvio Stampiglia Original Text Author, Author: Nicolo Minato</text:p>
      <text:p text:style-name="P5"/>
      <text:p text:style-name="P6"><text:span text:style-name="T5">Example 6a: </text:span>Provided to YouTube by Universal Music Group Handel: Serse, HWV 40 / Act I: "Arsamene - Mio Sire" · Franco Fagioli · Vivica Genaux · Il Pomo d'Oro · Maxim Emelyanychev Handel: Serse ℗ 2018 Deutsche Grammophon GmbH, Berlin Released on: 2018-11-02 Producer: Gesine Lübben Producer: Giulio D'Alessio Producer, Recording Producer: Jean-Daniel Noir Composer: George Frideric Handel Original Text Author, Author: Silvio Stampiglia Author, Original Text Author: Nicolo Minato</text:p>
      <text:p text:style-name="P7"><text:soft-page-break/><text:span text:style-name="T6">Example 8: </text:span><text:span text:style-name="T18">Provided to YouTube by Sony Classical Don Giovanni, K. 527: Leporello, ove sei? · José Van Dam · Ruggero Raimondi · Wolfgang Amadeus Mozart Mozart: Don Giovanni, K. 527 ℗ 1979 SONY BMG MUSIC ENTERTAINMENT Released on: 1987-01-13 Conductor: Lorin Maazel Bass Vocal: José Van Dam Associated Performer: Chorus &amp; Orchestra of the Théâtre National de l'Opera, Paris Bass Vocal: Ruggero Raimondi Composer: Wolfgang Amadeus Mozart Librettist: Lorenzo da Ponte Producer: Paul Myers Assistant Producer: Roy Emerson</text:span></text:p>
      <text:p text:style-name="P7"/>
      <text:p text:style-name="P10"><text:span text:style-name="T7">Example 9: </text:span>Provided to YouTube by Warner Classics Artaserse, Act 3: "Ferma; è veleno" (Artabano, Artaserse, Arbace, Mandane, Semira) · Diego Fasolis · Philippe Jaroussky · Max Emanuel Cencic · Franco Fagioli · Valer Barna-Sabadus · I Barocchisti · Yuriy Mynenko · Daniel Behle Vinci: Artaserse ℗ 2012 Parnassus Arts Productions under exclusive licence to Warner Classics, Warner Music UK Ltd Counter- Tenor Vocals: Philippe Jaroussky Lead Vocals: Diego Fasolis Counter- Tenor Vocals: Max Emanuel Cencic Counter- Tenor Vocals: Valer Barna-Sabadus Counter- Tenor Vocals: Franco Fagioli Lead Vocals: Max Emmanuel Cencic Tenor Vocals: Daniel Behle Orchestra: Concerto Köln Conductor: Diego Fasolis Lead Vocals: Yuriy Mynenko Ensemble: I Barocchisti Lead Vocals: I Barocchisti Composer: Leonardo Vinci</text:p>
      <text:p text:style-name="P10"/>
      <text:p text:style-name="P13"><text:span text:style-name="T8">Example 11a: </text:span><text:span text:style-name="T19">Provided to YouTube by Universal Music Group Mozart: Le nozze di Figaro, K.492 / Act 1: Recitativo: “Cosa stai misurando” · Christiane Karg · Luca Pisaroni · Jory Vinikour · Wolfgang Amadeus Mozart Mozart: Le nozze di Figaro, K.492 ℗ 2016 Deutsche Grammophon GmbH, Berlin Released on: 2016-07-01 Producer: Daniel Zalay Recording Engineer: Rainer Maillard Recording Second Engineer: Douglas Ward Composer: Wolfgang Amadeus Mozart Lyricist: Lorenzo Da Ponte Non Lyric Author: Pierre Augustin Caron de Beaumarchais Auto-generated by YouTube.</text:span></text:p>
      <text:p text:style-name="P13"><text:span text:style-name="T8"/></text:p>
      <text:p text:style-name="P12"><text:span text:style-name="T8">Example 11b: </text:span>Provided to YouTube by NAXOS of America Artaserse, Act I: Act I: Addio - Sentimi Arbace (Arbace, Mandane) · Maria Grazia Schiavo Hasse: Artaserse ℗ 2016 Dynamic Released on: 2016-02-26 Artist: Maria Grazia Schiavo Artist: Franco Fagioli Conductor: Corrado Rovaris Orchestra: Ensemble Barocco dell'Orchestra Internazionale d'Italia Composer: Johann Adolf Hasse</text:p>
      <text:p text:style-name="P12"/>
      <text:p text:style-name="P11">Example 11c: <text:span text:style-name="T16">Provided to YouTube by Hungaroton Falstaff: Act I Scene III - "Ah, pezzo di birbante" · József Gregor · Tamás Pál · Antonio Selieri · Salieri Chamber Orchestra · Tamás Csurja Falstaff</text:span></text:p>
      <text:p text:style-name="P11"><text:span text:style-name="T16"/></text:p>
      <text:p text:style-name="P17"><text:span text:style-name="T12">Example 20: </text:span>Provided to YouTube by Universal Music Group Pergolesi: Adriano in Siria / Act 1 - "Sposo, Augusto, signor, questo è il momento" · Dilyara Idrisova · Yuriy Mynenko · Capella Cracoviensis · Jan Tomasz Adamus Pergolesi: Adriano in Siria ℗ 2016 Parnassus Arts Productions, Under Exclusive Licence to Decca Music Group Limited Released on: 2016-08-01 Producer, Recording Producer: Jakob Händel Recording Engineer, Studio Personnel: Gerhard Betz Composer: Giovanni Battista Pergolesi Author: Pietro Metastasio </text:p>
      <text:p text:style-name="P17"/>
      <text:p text:style-name="P18"><text:span text:style-name="T13">Example 21a: </text:span>Provided to YouTube by Universal Music Group Mozart: Le nozze di Figaro, K.492 / Act 1: Recitativo: “Or bene, ascolta, e taci” · Christiane Karg · Luca Pisaroni · Jory Vinikour · Wolfgang Amadeus Mozart Mozart: Le nozze di Figaro, K.492 ℗ 2016 Deutsche Grammophon GmbH, Berlin Released on: 2016-07-01 Producer: Daniel Zalay Recording Engineer: Rainer Maillard Recording Second Engineer: Douglas Ward Composer: Wolfgang Amadeus Mozart Lyricist: Lorenzo Da Ponte Non Lyric Author: Pierre Augustin Caron de Beaumarchais</text:p>
      <text:p text:style-name="P18"/>
      <text:p text:style-name="P18"><text:span text:style-name="T13">Example 21b: </text:span>Provided to YouTube by Naxos Digital Services La serva padrona: Benissimo, Hai tu inteso? · Christian Immler · Boston Early Music Festival Chamber Ensemble · Paul O'Dette · Stephen Stubbs · Amanda Forsythe · Genarro Antonio Federico · Giovanni Battista Pergolesi Pergolesi: La serva padrona &amp; Livietta e Tracollo ℗ 2023 CPO Released on: 2023-12-05 Orchestra: <text:soft-page-break/>Boston Early Music Festival Chamber Ensemble Conductor: Paul O'Dette Conductor: Stephen Stubbs Lyricist: Genarro Antonio Federico Composer: Giovanni Battista Pergolesi</text:p>
      <text:p text:style-name="P18"><text:span text:style-name="T9"/></text:p>
      <text:p text:style-name="P19"><text:span text:style-name="T14">Example 23: </text:span>Provided to YouTube by Universal Music Group Mozart: Le nozze di Figaro, K.492 / Act 3: Recitativo: “Queste sono, madama, le ragazze del loco” … “Eh cospettaccio!” … “Signor, se trattenete” · Regula Mühlemann · Sonya Yoncheva · Christiane Karg · Philippe Sly · Thomas Hampson · Angela Brower · Luca Pisaroni · Jory Vinikour · Wolfgang Amadeus Mozart Mozart: Le nozze di Figaro, K.492 ℗ 2016 Deutsche Grammophon GmbH, Berlin Released on: 2016-07-01 Producer: Daniel Zalay Recording Engineer: Rainer Maillard Recording Second Engineer: Douglas Ward Composer: Wolfgang Amadeus Mozart Lyricist: Lorenzo Da Ponte Non Lyric Author: Pierre Augustin Caron de Beaumarchais </text:p>
      <text:p text:style-name="P19"><text:span text:style-name="T9"/></text:p>
      <text:p text:style-name="P18"><text:span text:style-name="T9">Example 24: </text:span>Provided to YouTube by Universal Music Group Mozart: Così fan tutte, K. 588 / Act I: "La commedia è graziosa" · Alessandro Corbelli · Rolando Villazón · Miah Persson · Angela Brower · Chamber Orchestra of Europe · Yannick Nézet-Séguin Mozart: Così fan tutte ℗ 2013 Deutsche Grammophon GmbH, Berlin Released on: 2013-01-01 Producer: Sid McLauchlan Balance Engineer: Rainer Maillard Recording Second Engineer: Daniel Kemper Recording Second Engineer: Claudio Becker-Foss Composer: Wolfgang Amadeus Mozart Lyricist: Lorenzo Da Ponte</text:p>
      <text:p text:style-name="P14"/>
      <text:p text:style-name="P15"><text:span text:style-name="T10">Example 26: </text:span>Provided to YouTube by Universal Music Group Mozart: Così fan tutte, K. 588 / Act I: "Non vè più tempo, amici" · Alessandro Corbelli · Miah Persson · Angela Brower · Rolando Villazón · Adam Plachetka · Chamber Orchestra of Europe · Yannick Nézet-Séguin Mozart: Così fan tutte ℗ 2013 Deutsche Grammophon GmbH, Berlin Released on: 2013-01-01 Producer: Sid McLauchlan Balance Engineer: Rainer Maillard Recording Second Engineer: Daniel Kemper Recording Second Engineer: Claudio Becker-Foss Composer: Wolfgang Amadeus Mozart Lyricist: Lorenzo Da Ponte</text:p>
      <text:p text:style-name="P15"/>
      <text:p text:style-name="P16"><text:span text:style-name="T11">Example 27: </text:span>Provided to YouTube by Universal Music Group Mozart: Così fan tutte, K. 588 / Act I: "Non son cattivo comico" · Alessandro Corbelli · Chamber Orchestra of Europe · Yannick Nézet-Séguin Mozart: Così fan tutte ℗ 2013 Deutsche Grammophon GmbH, Berlin Released on: 2013-01-01 Producer: Sid McLauchlan Balance Engineer: Rainer Maillard Recording Second Engineer: Daniel Kemper Recording Second Engineer: Claudio Becker-Foss Composer: Wolfgang Amadeus Mozart Lyricist: Lorenzo Da Ponte</text:p>
      <text:p text:style-name="P16"/>
      <text:p text:style-name="P20"><text:span text:style-name="T7">Example </text:span><text:span text:style-name="T15">B2</text:span><text:span text:style-name="T7">: </text:span>Provided to YouTube by Warner Classics Artaserse, Act 3: "Ferma; è veleno" (Artabano, Artaserse, Arbace, Mandane, Semira) · Diego Fasolis · Philippe Jaroussky · Max Emanuel Cencic · Franco Fagioli · Valer Barna-Sabadus · I Barocchisti · Yuriy Mynenko · Daniel Behle Vinci: Artaserse ℗ 2012 Parnassus Arts Productions under exclusive licence to Warner Classics, Warner Music UK Ltd Counter- Tenor Vocals: Philippe Jaroussky Lead Vocals: Diego Fasolis Counter- Tenor Vocals: Max Emanuel Cencic Counter- Tenor Vocals: Valer Barna-Sabadus Counter- Tenor Vocals: Franco Fagioli Lead Vocals: Max Emmanuel Cencic Tenor Vocals: Daniel Behle Orchestra: Concerto Köln Conductor: Diego Fasolis Lead Vocals: Yuriy Mynenko Ensemble: I Barocchisti Lead Vocals: I Barocchisti Composer: Leonardo Vinc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4:39:49.253548170</meta:creation-date>
    <dc:date>2025-08-27T09:22:24.669434704</dc:date>
    <meta:editing-duration>PT13H33M54S</meta:editing-duration>
    <meta:editing-cycles>18</meta:editing-cycles>
    <meta:generator>LibreOffice/7.4.7.2$Linux_ARM_EABI LibreOffice_project/40$Build-2</meta:generator>
    <meta:document-statistic meta:table-count="0" meta:image-count="0" meta:object-count="0" meta:page-count="3" meta:paragraph-count="21" meta:word-count="1574" meta:character-count="10689" meta:non-whitespace-character-count="9134"/>
  </office:meta>
</office:document-meta>
</file>